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14845" officeooo:paragraph-rsid="00114845"/>
    </style:style>
    <style:style style:name="P3" style:family="paragraph" style:parent-style-name="Text_20_body">
      <style:text-properties officeooo:rsid="000ae22a" officeooo:paragraph-rsid="000ae22a"/>
    </style:style>
    <style:style style:name="P4" style:family="paragraph" style:parent-style-name="Title">
      <style:text-properties officeooo:rsid="000ae22a" officeooo:paragraph-rsid="000ae22a"/>
    </style:style>
    <style:style style:name="P5" style:family="paragraph" style:parent-style-name="Text_20_body">
      <style:text-properties officeooo:rsid="000cc867" officeooo:paragraph-rsid="000cc867"/>
    </style:style>
    <style:style style:name="P6" style:family="paragraph" style:parent-style-name="Heading_20_1">
      <style:text-properties officeooo:paragraph-rsid="000ae22a"/>
    </style:style>
    <style:style style:name="P7" style:family="paragraph" style:parent-style-name="Heading_20_1">
      <style:paragraph-properties fo:break-before="page"/>
      <style:text-properties officeooo:rsid="000ae22a" officeooo:paragraph-rsid="000ae22a"/>
    </style:style>
    <style:style style:name="P8" style:family="paragraph" style:parent-style-name="Standard">
      <style:text-properties officeooo:rsid="00114845" officeooo:paragraph-rsid="0012ce8d"/>
    </style:style>
    <style:style style:name="P9" style:family="paragraph" style:parent-style-name="Standard">
      <style:text-properties officeooo:rsid="0012ce8d" officeooo:paragraph-rsid="0012ce8d"/>
    </style:style>
    <style:style style:name="P10" style:family="paragraph" style:parent-style-name="Text_20_body">
      <style:text-properties officeooo:rsid="000ae22a" officeooo:paragraph-rsid="000ae22a"/>
    </style:style>
    <style:style style:name="P11" style:family="paragraph" style:parent-style-name="Text_20_body">
      <style:text-properties officeooo:rsid="0012ce8d" officeooo:paragraph-rsid="0012ce8d"/>
    </style:style>
    <style:style style:name="T1" style:family="text">
      <style:text-properties officeooo:rsid="000cc8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rror logs:</text:p>
      <text:p text:style-name="P3"/>
      <text:h text:style-name="P6" text:outline-level="1">CMD:</text:h>
      <text:p text:style-name="Text_20_body"><text:line-break/>Program would give out numbers that seemed to be far too accurate and seemingly random:<text:tab/>Switched from floats to decimals, and used a rounding functional</text:p>
      <text:p text:style-name="P3">Program would be setting off parts of the iteration cycle that should not be triggered at that count:<text:tab/><text:tab/>make sure that only if the count amount was set high enough it’d iterate at that level</text:p>
      <text:p text:style-name="P3">Program would iterate at the wrong count: <text:tab/>I realised this was a problem on my end, and thus i either must start my count at one, or have my boundaries on the count set at one less, so that it would stop when required, rather than one more.</text:p>
      <text:p text:style-name="Standard">Iterationcount = 0</text:p>
      <text:p text:style-name="Standard">while iterationcount &lt; count:</text:p>
      <text:p text:style-name="Standard"/>
      <text:p text:style-name="Standard"><text:s text:c="4"/>while iterationcount &lt;= 10:</text:p>
      <text:p text:style-name="Standard"><text:s text:c="8"/>price = price + (((areaH+areaW)*0.03)+paperprice[paperchoice])</text:p>
      <text:p text:style-name="Standard"><text:s text:c="8"/>iterationcount += 1</text:p>
      <text:p text:style-name="Standard"><text:s text:c="4"/>if count &gt;= 9:</text:p>
      <text:p text:style-name="Standard"><text:s text:c="8"/>price = price + (((areaH+areaW)*0.0075)+paperprice[paperchoice])</text:p>
      <text:p text:style-name="Standard"><text:s text:c="8"/>iterationcount += 1</text:p>
      <text:p text:style-name="Standard">became</text:p>
      <text:p text:style-name="Standard">Iterationcount = 1</text:p>
      <text:p text:style-name="Standard">while iterationcount &lt; count:</text:p>
      <text:p text:style-name="Standard"/>
      <text:p text:style-name="Standard"><text:s text:c="4"/>while iterationcount &lt;= 10:</text:p>
      <text:p text:style-name="Standard"><text:s text:c="8"/>price = price + (((areaH+areaW)*0.03)+paperprice[paperchoice])</text:p>
      <text:p text:style-name="Standard"><text:s text:c="8"/>iterationcount += 1</text:p>
      <text:p text:style-name="Standard"><text:s text:c="4"/>if count &gt;= 9:</text:p>
      <text:p text:style-name="Standard"><text:s text:c="8"/>price = price + (((areaH+areaW)*0.0075)+paperprice[paperchoice])</text:p>
      <text:p text:style-name="Standard"><text:s text:c="8"/>iterationcount += 1</text:p>
      <text:p text:style-name="Standard"/>
      <text:p text:style-name="P1"/>
      <text:p text:style-name="P3">Program would give out wrong numbers, when selecting <text:s/>material:I subtracted 1 from the 1-2-3 selector, so that the computer logic would pull the right thing from the list</text:p>
      <text:p text:style-name="Standard">paperprice = [0, 3, 35]</text:p>
      <text:p text:style-name="Standard">paperchoice =int(input("what material do you want, paper is 1, 2 is laminated, and 3 is pvc:"))</text:p>
      <text:p text:style-name="Standard"/>
      <text:p text:style-name="Standard">Iterationcount = 0</text:p>
      <text:p text:style-name="Standard">while iterationcount &lt; count:</text:p>
      <text:p text:style-name="Standard"/>
      <text:p text:style-name="Standard"><text:s text:c="4"/>while iterationcount &lt;= 10:</text:p>
      <text:p text:style-name="Standard"><text:s text:c="8"/>price = price + (((areaH+areaW)*0.03)+paperprice[paperchoice])</text:p>
      <text:p text:style-name="Standard"><text:s text:c="8"/>iterationcount += 1</text:p>
      <text:p text:style-name="Standard"><text:s text:c="4"/>if count &gt;= 9:</text:p>
      <text:p text:style-name="Standard"><text:s text:c="8"/>price = price + (((areaH+areaW)*0.0075)+paperprice[paperchoice])</text:p>
      <text:p text:style-name="Standard"><text:s text:c="8"/>iterationcount += 1</text:p>
      <text:p text:style-name="Standard">became</text:p>
      <text:p text:style-name="Standard">paperprice = [0, 3, 35]</text:p>
      <text:p text:style-name="Standard">paperchoice =int(input("what material do you want, paper is 1, 2 is laminated, and 3 is pvc:"))</text:p>
      <text:p text:style-name="Standard">paperchoice -= 1</text:p>
      <text:p text:style-name="Standard">while iterationcount &lt; count:</text:p>
      <text:p text:style-name="Standard"/>
      <text:p text:style-name="Standard"><text:s text:c="4"/>while iterationcount &lt;= 10:</text:p>
      <text:p text:style-name="Standard"><text:s text:c="8"/>price = price + (((areaH+areaW)*0.03)+paperprice[paperchoice])</text:p>
      <text:p text:style-name="Standard"><text:s text:c="8"/>iterationcount += 1</text:p>
      <text:p text:style-name="Standard"><text:s text:c="4"/>if count &gt;= 9:</text:p>
      <text:p text:style-name="Standard"><text:s text:c="8"/>price = price + (((areaH+areaW)*0.0075)+paperprice[paperchoice])</text:p>
      <text:p text:style-name="Standard"><text:s text:c="8"/>iterationcount += 1</text:p>
      <text:p text:style-name="Standard"/>
      <text:h text:style-name="P7" text:outline-level="1">Program</text:h>
      <text:p text:style-name="P3">It was refusing to output data:<text:tab/> I realised i didn’t fully understand the framework at this point, and was pulling data in the wrong way, so i rectified this, <text:span text:style-name="T1">by creating variables for the input fields, instead of treating the input fields as variables</text:span></text:p>
      <text:p text:style-name="Standard">“while iterationcount &lt; count:</text:p>
      <text:p text:style-name="Standard"/>
      <text:p text:style-name="Standard"><text:s text:c="12"/>while iterationcount &lt;= 10:</text:p>
      <text:p text:style-name="Standard"><text:s text:c="16"/>price = price + (((Xarea+Yarea)*0.03)+materialprice)</text:p>
      <text:p text:style-name="Standard"><text:s text:c="16"/>iterationcount += 1</text:p>
      <text:p text:style-name="Standard"><text:s text:c="12"/>if count &gt; 10:</text:p>
      <text:p text:style-name="Standard"><text:s text:c="16"/>price = price + (((Xarea+Yarea)*0.0075)+materialprice)</text:p>
      <text:p text:style-name="Standard"><text:s text:c="16"/>iterationcount += 1”</text:p>
      <text:p text:style-name="P5">Turned to:</text:p>
      <text:p text:style-name="Standard">Xarea=int(self.width.get())</text:p>
      <text:p text:style-name="Standard"><text:s text:c="8"/>Yarea=int(self.height.get())</text:p>
      <text:p text:style-name="Standard"><text:s text:c="8"/>iterationcount=1</text:p>
      <text:p text:style-name="Standard"><text:s text:c="8"/>count=int(self.entry6.get())</text:p>
      <text:p text:style-name="Standard"><text:s text:c="8"/>materialprice=decimal</text:p>
      <text:p text:style-name="Standard"><text:s text:c="8"/>materialprice=(self.paperPrice.get())</text:p>
      <text:p text:style-name="Standard"><text:s text:c="8"/>price=decimal</text:p>
      <text:p text:style-name="Standard"><text:s text:c="8"/>price=0</text:p>
      <text:p text:style-name="Standard"><text:s text:c="8"/>priceoutput=float</text:p>
      <text:p text:style-name="Standard"/>
      <text:p text:style-name="Standard"/>
      <text:p text:style-name="Standard"><text:s text:c="8"/>while iterationcount &lt; count:</text:p>
      <text:p text:style-name="Standard"/>
      <text:p text:style-name="Standard"><text:s text:c="12"/>while iterationcount &lt;= 10:</text:p>
      <text:p text:style-name="Standard"><text:s text:c="16"/>price = price + (((Xarea+Yarea)*0.03)+materialprice)</text:p>
      <text:p text:style-name="Standard"><text:s text:c="16"/>iterationcount += 1</text:p>
      <text:p text:style-name="Standard"><text:s text:c="12"/>if count &gt; 10:</text:p>
      <text:p text:style-name="Standard"><text:s text:c="16"/>price = price + (((Xarea+Yarea)*0.0075)+materialprice)</text:p>
      <text:p text:style-name="Standard"><text:s text:c="16"/>iterationcount += 1</text:p>
      <text:p text:style-name="Standard"><text:s text:c="8"/>priceoutput=round(price, 2)</text:p>
      <text:p text:style-name="Standard"/>
      <text:p text:style-name="P3">It kept giving out incorrect numbers:<text:tab/>this was the same issue as the first time it happened, but the output box refused to be compatible with the decimal system, so i had to convert from decimal to float, after rounding down, and then push it out like that</text:p>
      <text:p text:style-name="P3">It refused to pull data from the radio buttons, and instead was just giving out the same output: <text:tab/>I was pulling from an old deprecated variable, instead of the new updated version that used the radio buttons</text:p>
      <text:p text:style-name="P3">It would not do anything with the user, when string data was entered into an integer box: <text:tab/>This was the most difficult thing for me. I tried, and tried to make input blocking working, trying many different solutions, but couldn’t. I ended up using a check to see if something was a string in the boxes that would only accept integers, and outputting a bad data error.</text:p>
      <text:p text:style-name="P3"><text:soft-page-break/>I could not take user input from the user data input box:<text:tab/>the text box in Tkinter, turns out, to not take user input in a normal, variable based way, and thus i couldn’t pull data from it. I instead had to create multiple ui elements, and combine them together in one megavariable, that would print out on the other end.</text:p>
      <text:p text:style-name="P3"/>
      <text:p text:style-name="P3">It had unusual formatting on the user info box:<text:tab/><text:tab/>So, this was because i didn’t understand what the differences between a , and + were in python, and thus were doing some unusual string combining, isntead of adding the variables together into one solid unit, and thus with every line break {} these characters were printed around it. I rectified this by using + instead of , and it worked in the end. </text:p>
      <text:p text:style-name="P3"/>
      <text:p text:style-name="Standard">self.InfoOutput.delete('1.0',tk.END)</text:p>
      <text:p text:style-name="Standard"><text:s text:c="8"/>Title = <text:s/>self.titleCombo.get()</text:p>
      <text:p text:style-name="Standard"><text:s text:c="8"/>FirstName = <text:s/>self.nameEntry.get()</text:p>
      <text:p text:style-name="Standard"><text:s text:c="8"/>Surname = self.surnameEntry.get()</text:p>
      <text:p text:style-name="Standard"><text:s text:c="8"/>Addr1 = self.addr1Entry.get()</text:p>
      <text:p text:style-name="Standard"><text:s text:c="8"/>Addr2 = self.addr2Entry.get()</text:p>
      <text:p text:style-name="Standard"><text:s text:c="8"/>Phone = self.phone.get()</text:p>
      <text:p text:style-name="Standard"><text:s text:c="8"/>TotalUser= (Title, FirstName, Surname, "\n", Addr1, "\n", Addr2, "\n", Phone )</text:p>
      <text:p text:style-name="P2">became</text:p>
      <text:p text:style-name="P2"/>
      <text:p text:style-name="P2">self.InfoOutput.delete('1.0',tk.END)</text:p>
      <text:p text:style-name="P2"><text:s text:c="8"/>Title = <text:s/>self.titleCombo.get()</text:p>
      <text:p text:style-name="P2"><text:s text:c="8"/>FirstName = <text:s/>self.nameEntry.get()</text:p>
      <text:p text:style-name="P2"><text:s text:c="8"/>Surname = self.surnameEntry.get()</text:p>
      <text:p text:style-name="P2"><text:s text:c="8"/>Addr1 = self.addr1Entry.get()</text:p>
      <text:p text:style-name="P2"><text:s text:c="8"/>Addr2 = self.addr2Entry.get()</text:p>
      <text:p text:style-name="P2"><text:s text:c="8"/>Phone = self.phone.get()</text:p>
      <text:p text:style-name="P2"><text:s text:c="8"/>TotalUser= (Title + FirstName + Surname + "\n" + Addr1 + "\n" + Addr2 + "\n" + Phone )</text:p>
      <text:p text:style-name="P3"/>
      <text:p text:style-name="P11">Output for user input does not have spaces between Title, First and second name: Rectified by adding short strings with spaces in</text:p>
      <text:p text:style-name="P8">TotalUser= (Title + FirstName + Surname + "\n" + Addr1 + "\n" + Addr2 + "\n" + Phone )</text:p>
      <text:p text:style-name="P9">became</text:p>
      <text:p text:style-name="P9">TotalUser= (Title + " " + FirstName + " " + Surname + "\n" + Addr1 + "\n" + Addr2 + "\n" + Phone )</text:p>
      <text:p text:style-name="P11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I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I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9:37:39.120167854</meta:creation-date>
    <dc:date>2022-05-23T10:14:58.571356840</dc:date>
    <meta:editing-duration>PT14M54S</meta:editing-duration>
    <meta:editing-cycles>6</meta:editing-cycles>
    <meta:generator>LibreOffice/7.3.3.2$Linux_X86_64 LibreOffice_project/30$Build-2</meta:generator>
    <meta:document-statistic meta:table-count="0" meta:image-count="0" meta:object-count="0" meta:page-count="4" meta:paragraph-count="97" meta:word-count="843" meta:character-count="5936" meta:non-whitespace-character-count="4649"/>
  </office:meta>
</office:document-meta>
</file>